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fo:language="it" fo:country="IT" officeooo:rsid="0019c646" officeooo:paragraph-rsid="0019c646"/>
    </style:style>
    <style:style style:name="P2" style:family="paragraph" style:parent-style-name="Text_20_body">
      <style:text-properties fo:language="it" fo:country="IT" officeooo:rsid="0019c646" officeooo:paragraph-rsid="0019c646"/>
    </style:style>
    <style:style style:name="P3" style:family="paragraph" style:parent-style-name="Text_20_body">
      <style:text-properties fo:language="it" fo:country="IT" officeooo:paragraph-rsid="0019c646"/>
    </style:style>
    <style:style style:name="P4" style:family="paragraph" style:parent-style-name="Title">
      <style:text-properties fo:language="it" fo:country="IT" officeooo:rsid="0019c646" officeooo:paragraph-rsid="0019c646"/>
    </style:style>
    <style:style style:name="T1" style:family="text">
      <style:text-properties officeooo:rsid="0019c646"/>
    </style:style>
    <style:style style:name="T2" style:family="text">
      <style:text-properties officeooo:rsid="001aa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o Programming Language</text:p>
      <text:p text:style-name="P1">Appunti</text:p>
      <text:p text:style-name="P2">var name type = expression</text:p>
      <text:p text:style-name="P2">var f, err = os.Open(name) <text:tab/>// os.Open returns a file and an error</text:p>
      <text:p text:style-name="P2">name := expression</text:p>
      <text:p text:style-name="P3"><text:span text:style-name="T1">i,j := j,i<text:tab/>//swap values of i and j</text:span></text:p>
      <text:p text:style-name="P2">p := new(int)<text:tab/>//p, of type *int, points to an unnamed int variable</text:p>
      <text:p text:style-name="P3"><text:span text:style-name="T1"><text:s/>_, err = io.Copy(dst, src) // discard byte count</text:span></text:p>
      <text:p text:style-name="P2">type name underlying-type</text:p>
      <text:p text:style-name="P2">func (c Celsius) String() string { return fmt.Sprintf("%g°C", c) }<text:tab/>//<text:span text:style-name="T2">toString del tipo Celsius</text:span></text:p>
      <text:p text:style-name="Standard">but normal practice in Go is to deal wit h the error in the if block and then retur n, so that the</text:p>
      <text:p text:style-name="Standard">successful execution path is not indented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7T21:15:30.414254235</meta:creation-date>
    <dc:date>2020-02-27T22:51:30.999694391</dc:date>
    <meta:editing-duration>PT5M10S</meta:editing-duration>
    <meta:editing-cycles>1</meta:editing-cycles>
    <meta:document-statistic meta:table-count="0" meta:image-count="0" meta:object-count="0" meta:page-count="1" meta:paragraph-count="12" meta:word-count="102" meta:character-count="549" meta:non-whitespace-character-count="457"/>
    <meta:generator>LibreOffice/6.3.4.2.0$Linux_X86_64 LibreOffice_project/30$Build-2</meta:generator>
  </office:meta>
</office:document-meta>
</file>